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1BCB90000697800004650E661351F.svg"/>
  <manifest:file-entry manifest:media-type="image/png" manifest:full-path="Pictures/100002010000036200000241A3D350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-0.3cm" style:auto-text-indent="false" style:page-number="aut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1" text:anchor-type="paragraph" svg:width="9.999cm" svg:height="7.4cm" draw:z-index="0"><draw:image xlink:href="Pictures/100002010000036200000241A3D350FD.png" xlink:type="simple" xlink:show="embed" xlink:actuate="onLoad"/><draw:image xlink:href="Pictures/1001BCB90000697800004650E661351F.svg" xlink:type="simple" xlink:show="embed" xlink:actuate="onLoad"/></draw:frame><draw:frame draw:style-name="fr2" draw:name="Afbeeldingen2" text:anchor-type="paragraph" svg:y="8.123cm" svg:width="9.999cm" svg:height="7.4cm" draw:z-index="1"><draw:image xlink:href="Pictures/100002010000036200000241A3D350FD.png" xlink:type="simple" xlink:show="embed" xlink:actuate="onLoad"/><draw:image xlink:href="Pictures/1001BCB90000697800004650E661351F.svg" xlink:type="simple" xlink:show="embed" xlink:actuate="onLoad"/></draw:frame><draw:frame draw:style-name="fr2" draw:name="Afbeeldingen3" text:anchor-type="paragraph" svg:y="16.06cm" svg:width="9.999cm" svg:height="7.4cm" draw:z-index="2"><draw:image xlink:href="Pictures/100002010000036200000241A3D350FD.png" xlink:type="simple" xlink:show="embed" xlink:actuate="onLoad"/><draw:image xlink:href="Pictures/1001BCB90000697800004650E661351F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4T17:37:32.17</meta:creation-date>
    <meta:document-statistic meta:table-count="0" meta:image-count="3" meta:object-count="0" meta:page-count="1" meta:paragraph-count="0" meta:word-count="0" meta:character-count="0"/>
    <dc:date>2018-02-24T17:43:12.43</dc:date>
    <meta:editing-duration>PT5M40S</meta:editing-duration>
    <meta:editing-cycles>1</meta:editing-cycles>
    <meta:generator>OpenOffice/4.1.3$Win32 OpenOffice.org_project/413m1$Build-9783</meta:generator>
  </office:meta>
</office:document-meta>
</file>